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92in"/>
    </style:style>
    <style:style style:name="co2" style:family="table-column">
      <style:table-column-properties fo:break-before="auto" style:column-width="2.039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4.8165in"/>
    </style:style>
    <style:style style:name="co7" style:family="table-column">
      <style:table-column-properties fo:break-before="auto" style:column-width="5.6772in"/>
    </style:style>
    <style:style style:name="co8" style:family="table-column">
      <style:table-column-properties fo:break-before="auto" style:column-width="0.2091in"/>
    </style:style>
    <style:style style:name="co9" style:family="table-column">
      <style:table-column-properties fo:break-before="auto" style:column-width="8.3563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2.1055in"/>
    </style:style>
    <style:style style:name="co12" style:family="table-column">
      <style:table-column-properties fo:break-before="auto" style:column-width="0.661in"/>
    </style:style>
    <style:style style:name="co13" style:family="table-column">
      <style:table-column-properties fo:break-before="auto" style:column-width="1.8846in"/>
    </style:style>
    <style:style style:name="co14" style:family="table-column">
      <style:table-column-properties fo:break-before="auto" style:column-width="0.1866in"/>
    </style:style>
    <style:style style:name="co15" style:family="table-column">
      <style:table-column-properties fo:break-before="auto" style:column-width="3.2957in"/>
    </style:style>
    <style:style style:name="co16" style:family="table-column">
      <style:table-column-properties fo:break-before="auto" style:column-width="0.1543in"/>
    </style:style>
    <style:style style:name="co17" style:family="table-column">
      <style:table-column-properties fo:break-before="auto" style:column-width="9.1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PageStyle_5f_prison_20_deaths_20_summary">
      <style:table-properties table:display="true" style:writing-mode="lr-tb"/>
    </style:style>
    <style:style style:name="ta2" style:family="table" style:master-page-name="PageStyle_5f_race_20_sex">
      <style:table-properties table:display="true" style:writing-mode="lr-tb"/>
    </style:style>
    <style:style style:name="ta3" style:family="table" style:master-page-name="PageStyle_5f_death_20_rate_20_table">
      <style:table-properties table:display="true" style:writing-mode="lr-tb"/>
    </style:style>
    <style:style style:name="ta4" style:family="table" style:master-page-name="PageStyle_5f_tabulated_20_dataset">
      <style:table-properties table:display="true" style:writing-mode="lr-tb"/>
    </style:style>
    <style:style style:name="ta5" style:family="table" style:master-page-name="PageStyle_5f_general_20_population_20_death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Comma" style:data-style-name="N8003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001"/>
    <style:style style:name="ce10" style:family="table-cell" style:parent-style-name="Excel_20_Built-in_20_Normal" style:data-style-name="N117"/>
    <style:style style:name="ce1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8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 deaths 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8" table:default-cell-style-name="Excel_20_Built-in_20_Normal"/>
        <table:table-row table:style-name="ro1">
          <table:table-cell table:style-name="ce1" office:value-type="string" table:number-columns-spanned="2" table:number-rows-spanned="1">
            <text:p>Death rate in U.S. state prisons, 1820-1843</text:p>
          </table:table-cell>
          <table:covered-table-cell table:style-name="ce2"/>
          <table:table-cell table:number-columns-repeated="3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1820 to 1843 (all available dat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 regime</text:p>
          </table:table-cell>
          <table:table-cell office:value-type="string">
            <text:p>statistic</text:p>
          </table:table-cell>
          <table:table-cell table:style-name="ce3" office:value-type="string">
            <text:p>value</text:p>
          </table:table-cell>
          <table:table-cell office:value-type="string">
            <text:p>death rate</text:p>
          </table:table-cell>
          <table:table-cell/>
          <table:table-cell office:value-type="string">
            <text:p>sources and notes</text:p>
          </table:table-cell>
          <table:table-cell table:number-columns-repeated="1018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prisoner-years</text:p>
          </table:table-cell>
          <table:table-cell table:style-name="ce4" office:value-type="float" office:value="6488">
            <text:p>6,488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deaths</text:p>
          </table:table-cell>
          <table:table-cell table:style-name="ce4" office:value-type="float" office:value="199">
            <text:p>199</text:p>
          </table:table-cell>
          <table:table-cell table:style-name="ce6" table:formula="of:=[.C8]/[.C7]" office:value-type="percentage" office:value="0.030672009864365">
            <text:p>3.1%</text:p>
          </table:table-cell>
          <table:table-cell/>
          <table:table-cell office:value-type="string">
            <text:p>See "death rate table" for source and prisons included</text:p>
          </table:table-cell>
          <table:table-cell table:number-columns-repeated="1018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prisoner-years</text:p>
          </table:table-cell>
          <table:table-cell table:style-name="ce4" office:value-type="float" office:value="47746">
            <text:p>47,746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deaths</text:p>
          </table:table-cell>
          <table:table-cell table:style-name="ce4" office:value-type="float" office:value="1378">
            <text:p>1,378</text:p>
          </table:table-cell>
          <table:table-cell table:style-name="ce6" table:formula="of:=[.C10]/[.C9]" office:value-type="percentage" office:value="0.0288610564235747">
            <text:p>2.9%</text:p>
          </table:table-cell>
          <table:table-cell/>
          <table:table-cell office:value-type="string">
            <text:p>Prison with data included vary by year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overall</text:p>
          </table:table-cell>
          <table:table-cell table:style-name="ce7" table:formula="of:=([.C8]+[.C10])/([.C7]+[.C9])" office:value-type="percentage" office:value="0.0290777003355828">
            <text:p>2.9%</text:p>
          </table:table-cell>
          <table:table-cell table:number-columns-repeated="1020"/>
        </table:table-row>
        <table:table-row table:style-name="ro1">
          <table:table-cell office:value-type="string">
            <text:p>1840-1843</text:p>
          </table:table-cell>
          <table:table-cell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office:value-type="string">
            <text:p>prison regime</text:p>
          </table:table-cell>
          <table:table-cell office:value-type="string">
            <text:p>statistic</text:p>
          </table:table-cell>
          <table:table-cell table:style-name="ce5"/>
          <table:table-cell table:style-name="ce3"/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prisoner-years</text:p>
          </table:table-cell>
          <table:table-cell table:style-name="ce5" office:value-type="float" office:value="2612">
            <text:p>2,612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deaths</text:p>
          </table:table-cell>
          <table:table-cell table:style-name="ce5" office:value-type="float" office:value="83">
            <text:p>83</text:p>
          </table:table-cell>
          <table:table-cell table:style-name="ce6" table:formula="of:=[.C17]/[.C16]" office:value-type="percentage" office:value="0.0317764165390505">
            <text:p>3.2%</text:p>
          </table:table-cell>
          <table:table-cell table:number-columns-repeated="1020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prisoner-years</text:p>
          </table:table-cell>
          <table:table-cell table:style-name="ce5" office:value-type="float" office:value="12016">
            <text:p>12,016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deaths</text:p>
          </table:table-cell>
          <table:table-cell table:style-name="ce5" office:value-type="float" office:value="310">
            <text:p>310</text:p>
          </table:table-cell>
          <table:table-cell table:style-name="ce6" table:formula="of:=[.C19]/[.C18]" office:value-type="percentage" office:value="0.0257989347536618">
            <text:p>2.6%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overall</text:p>
          </table:table-cell>
          <table:table-cell table:style-name="ce7" table:formula="of:=([.C17]+[.C19])/([.C16]+[.C18])" office:value-type="percentage" office:value="0.0268662838392125">
            <text:p>2.7%</text:p>
          </table:table-cell>
          <table:table-cell table:number-columns-repeated="1020"/>
        </table:table-row>
        <table:table-row table:style-name="ro1">
          <table:table-cell office:value-type="string">
            <text:p>1830-1843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prison regime</text:p>
          </table:table-cell>
          <table:table-cell office:value-type="string">
            <text:p>statistic</text:p>
          </table:table-cell>
          <table:table-cell table:style-name="ce5"/>
          <table:table-cell table:style-name="ce3" office:value-type="string">
            <text:p>death rate</text:p>
          </table:table-cell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prisoner-years</text:p>
          </table:table-cell>
          <table:table-cell table:style-name="ce5" office:value-type="float" office:value="6347">
            <text:p>6,347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deaths</text:p>
          </table:table-cell>
          <table:table-cell table:style-name="ce5" office:value-type="float" office:value="197">
            <text:p>197</text:p>
          </table:table-cell>
          <table:table-cell table:style-name="ce6" table:formula="of:=[.C26]/[.C25]" office:value-type="percentage" office:value="0.031038285804317">
            <text:p>3.1%</text:p>
          </table:table-cell>
          <table:table-cell table:number-columns-repeated="1020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prisoner-years</text:p>
          </table:table-cell>
          <table:table-cell table:style-name="ce5" office:value-type="float" office:value="38966">
            <text:p>38,966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deaths</text:p>
          </table:table-cell>
          <table:table-cell table:style-name="ce5" office:value-type="float" office:value="1107">
            <text:p>1,107</text:p>
          </table:table-cell>
          <table:table-cell table:style-name="ce6" table:formula="of:=[.C28]/[.C27]" office:value-type="percentage" office:value="0.0284093825386234">
            <text:p>2.8%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overall</text:p>
          </table:table-cell>
          <table:table-cell table:style-name="ce7" table:formula="of:=([.C26]+[.C28])/([.C25]+[.C27])" office:value-type="percentage" office:value="0.0287776134884029">
            <text:p>2.9%</text:p>
          </table:table-cell>
          <table:table-cell table:number-columns-repeated="1020"/>
        </table:table-row>
        <table:table-row table:style-name="ro1">
          <table:table-cell office:value-type="string">
            <text:p>1820-1829</text:p>
          </table:table-cell>
          <table:table-cell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office:value-type="string">
            <text:p>prison regime</text:p>
          </table:table-cell>
          <table:table-cell office:value-type="string">
            <text:p>statistic</text:p>
          </table:table-cell>
          <table:table-cell table:style-name="ce5"/>
          <table:table-cell table:style-name="ce3"/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prisoner-years</text:p>
          </table:table-cell>
          <table:table-cell table:style-name="ce5" office:value-type="float" office:value="141">
            <text:p>141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eparate system</text:p>
          </table:table-cell>
          <table:table-cell office:value-type="string">
            <text:p>deaths</text:p>
          </table:table-cell>
          <table:table-cell table:style-name="ce5" office:value-type="float" office:value="2">
            <text:p>2</text:p>
          </table:table-cell>
          <table:table-cell table:style-name="ce6" table:formula="of:=[.C35]/[.C34]" office:value-type="percentage" office:value="0.0141843971631206">
            <text:p>1.4%</text:p>
          </table:table-cell>
          <table:table-cell/>
          <table:table-cell office:value-type="string">
            <text:p>note small sample</text:p>
          </table:table-cell>
          <table:table-cell table:number-columns-repeated="1018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prisoner-years</text:p>
          </table:table-cell>
          <table:table-cell table:style-name="ce5" office:value-type="float" office:value="8780">
            <text:p>8,780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>
            <text:p>silent system</text:p>
          </table:table-cell>
          <table:table-cell office:value-type="string">
            <text:p>deaths</text:p>
          </table:table-cell>
          <table:table-cell table:style-name="ce5" office:value-type="float" office:value="271">
            <text:p>271</text:p>
          </table:table-cell>
          <table:table-cell table:style-name="ce6" table:formula="of:=[.C37]/[.C36]" office:value-type="percentage" office:value="0.0308656036446469">
            <text:p>3.1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overall</text:p>
          </table:table-cell>
          <table:table-cell table:style-name="ce7" table:formula="of:=([.C35]+[.C37])/([.C34]+[.C36])" office:value-type="percentage" office:value="0.030601950453985">
            <text:p>3.1%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e sex" table:style-name="ta2" table:print="false">
        <table:table-column table:style-name="co4" table:number-columns-repeated="10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 office:value-type="string" table:number-columns-spanned="6" table:number-rows-spanned="1">
            <text:p>Death rates in U.S. state prisons by race and sex, 1830-1844</text:p>
          </table:table-cell>
          <table:covered-table-cell table:number-columns-repeated="5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astern State Penitentiary, PA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table:number-columns-spanned="3" table:number-rows-spanned="1">
            <text:p>"average in prison"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deaths</text:p>
          </table:table-cell>
          <table:covered-table-cell table:number-columns-repeated="2" table:style-name="ce3"/>
          <table:table-cell/>
          <table:table-cell office:value-type="string">
            <text:p>percent death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all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all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table:number-columns-repeated="1014"/>
        </table:table-row>
        <table:table-row table:style-name="ro1">
          <table:table-cell office:value-type="float" office:value="1830">
            <text:p>1830</text:p>
          </table:table-cell>
          <table:table-cell table:formula="of:=[.C8]+[.D8]"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[.F8]+[.G8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table:formula="of:=[.E8]/[.B8]" office:value-type="percentage" office:value="0.032258064516129">
            <text:p>3.2%</text:p>
          </table:table-cell>
          <table:table-cell table:style-name="ce7" table:formula="of:=[.F8]/[.C8]" office:value-type="percentage" office:value="0.0454545454545455">
            <text:p>4.5%</text:p>
          </table:table-cell>
          <table:table-cell table:style-name="ce7" table:formula="of:=[.G8]/[.D8]" office:value-type="percentage" office:value="0">
            <text:p>0.0%</text:p>
          </table:table-cell>
          <table:table-cell/>
          <table:table-cell office:value-type="string">
            <text:p>17th Annual Report of the Prison Inspectors of Eastern Penitentiary, PA, p. 162</text:p>
          </table:table-cell>
          <table:table-cell table:number-columns-repeated="1012"/>
        </table:table-row>
        <table:table-row table:style-name="ro1">
          <table:table-cell office:value-type="float" office:value="1831">
            <text:p>1831</text:p>
          </table:table-cell>
          <table:table-cell table:formula="of:=[.C9]+[.D9]"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table:formula="of:=[.F9]+[.G9]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7" table:formula="of:=[.E9]/[.B9]" office:value-type="percentage" office:value="0.0597014925373134">
            <text:p>6.0%</text:p>
          </table:table-cell>
          <table:table-cell table:style-name="ce7" table:formula="of:=[.F9]/[.C9]" office:value-type="percentage" office:value="0.0416666666666667">
            <text:p>4.2%</text:p>
          </table:table-cell>
          <table:table-cell table:style-name="ce7" table:formula="of:=[.G9]/[.D9]" office:value-type="percentage" office:value="0.105263157894737">
            <text:p>10.5%</text:p>
          </table:table-cell>
          <table:table-cell/>
          <table:table-cell office:value-type="string">
            <text:p>Report of Robert A. Given, Physician to Eastern State Penitentiary, Jan. 1846</text:p>
          </table:table-cell>
          <table:table-cell table:number-columns-repeated="1012"/>
        </table:table-row>
        <table:table-row table:style-name="ro1">
          <table:table-cell office:value-type="float" office:value="1832">
            <text:p>1832</text:p>
          </table:table-cell>
          <table:table-cell table:formula="of:=[.C10]+[.D10]"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table:formula="of:=[.F10]+[.G10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7" table:formula="of:=[.E10]/[.B10]" office:value-type="percentage" office:value="0.043956043956044">
            <text:p>4.4%</text:p>
          </table:table-cell>
          <table:table-cell table:style-name="ce7" table:formula="of:=[.F10]/[.C10]" office:value-type="percentage" office:value="0.0144927536231884">
            <text:p>1.4%</text:p>
          </table:table-cell>
          <table:table-cell table:style-name="ce7" table:formula="of:=[.G10]/[.D10]" office:value-type="percentage" office:value="0.136363636363636">
            <text:p>13.6%</text:p>
          </table:table-cell>
          <table:table-cell/>
          <table:table-cell office:value-type="string">
            <text:p>Reprinted in Pennsylvania journal of prison discipline and philanthropy, vol. 2</text:p>
          </table:table-cell>
          <table:table-cell table:number-columns-repeated="1012"/>
        </table:table-row>
        <table:table-row table:style-name="ro2">
          <table:table-cell office:value-type="float" office:value="1833">
            <text:p>1833</text:p>
          </table:table-cell>
          <table:table-cell table:formula="of:=[.C11]+[.D11]" office:value-type="float" office:value="123">
            <text:p>123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table:formula="of:=[.F11]+[.G1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table:formula="of:=[.E11]/[.B11]" office:value-type="percentage" office:value="0.00813008130081301">
            <text:p>0.8%</text:p>
          </table:table-cell>
          <table:table-cell table:style-name="ce7" table:formula="of:=[.F11]/[.C11]" office:value-type="percentage" office:value="0.0112359550561798">
            <text:p>1.1%</text:p>
          </table:table-cell>
          <table:table-cell table:style-name="ce7" table:formula="of:=[.G11]/[.D11]" office:value-type="percentage" office:value="0">
            <text:p>0.0%</text:p>
          </table:table-cell>
          <table:table-cell/>
          <table:table-cell table:style-name="ce11" office:value-type="string">
            <text:p><text:a xlink:href="http://books.google.com/books?id=qEgrAAAAYAAJ">http://books.google.com/books?id=qEgrAAAAYAAJ</text:a></text:p>
          </table:table-cell>
          <table:table-cell table:number-columns-repeated="1012"/>
        </table:table-row>
        <table:table-row table:style-name="ro1">
          <table:table-cell office:value-type="float" office:value="1834">
            <text:p>1834</text:p>
          </table:table-cell>
          <table:table-cell table:formula="of:=[.C12]+[.D12]" office:value-type="float" office:value="183">
            <text:p>183</text:p>
          </table:table-cell>
          <table:table-cell office:value-type="float" office:value="124">
            <text:p>124</text:p>
          </table:table-cell>
          <table:table-cell office:value-type="float" office:value="59">
            <text:p>59</text:p>
          </table:table-cell>
          <table:table-cell table:formula="of:=[.F12]+[.G12]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table:formula="of:=[.E12]/[.B12]" office:value-type="percentage" office:value="0.0273224043715847">
            <text:p>2.7%</text:p>
          </table:table-cell>
          <table:table-cell table:style-name="ce7" table:formula="of:=[.F12]/[.C12]" office:value-type="percentage" office:value="0.00806451612903226">
            <text:p>0.8%</text:p>
          </table:table-cell>
          <table:table-cell table:style-name="ce7" table:formula="of:=[.G12]/[.D12]" office:value-type="percentage" office:value="0.0677966101694915">
            <text:p>6.8%</text:p>
          </table:table-cell>
          <table:table-cell table:number-columns-repeated="1014"/>
        </table:table-row>
        <table:table-row table:style-name="ro1">
          <table:table-cell office:value-type="float" office:value="1835">
            <text:p>1835</text:p>
          </table:table-cell>
          <table:table-cell table:formula="of:=[.C13]+[.D13]" office:value-type="float" office:value="266">
            <text:p>266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  <table:table-cell table:formula="of:=[.F13]+[.G13]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7" table:formula="of:=[.E13]/[.B13]" office:value-type="percentage" office:value="0.0263157894736842">
            <text:p>2.6%</text:p>
          </table:table-cell>
          <table:table-cell table:style-name="ce7" table:formula="of:=[.F13]/[.C13]" office:value-type="percentage" office:value="0.0127388535031847">
            <text:p>1.3%</text:p>
          </table:table-cell>
          <table:table-cell table:style-name="ce7" table:formula="of:=[.G13]/[.D13]" office:value-type="percentage" office:value="0.0458715596330275">
            <text:p>4.6%</text:p>
          </table:table-cell>
          <table:table-cell/>
          <table:table-cell office:value-type="string">
            <text:p>cf. New York Prison Association, 2nd Annual Report, p. 91</text:p>
          </table:table-cell>
          <table:table-cell table:number-columns-repeated="1012"/>
        </table:table-row>
        <table:table-row table:style-name="ro1">
          <table:table-cell office:value-type="float" office:value="1836">
            <text:p>1836</text:p>
          </table:table-cell>
          <table:table-cell table:formula="of:=[.C14]+[.D14]" office:value-type="float" office:value="350">
            <text:p>350</text:p>
          </table:table-cell>
          <table:table-cell office:value-type="float" office:value="202">
            <text:p>202</text:p>
          </table:table-cell>
          <table:table-cell office:value-type="float" office:value="148">
            <text:p>148</text:p>
          </table:table-cell>
          <table:table-cell table:formula="of:=[.F14]+[.G14]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7" table:formula="of:=[.E14]/[.B14]" office:value-type="percentage" office:value="0.0342857142857143">
            <text:p>3.4%</text:p>
          </table:table-cell>
          <table:table-cell table:style-name="ce7" table:formula="of:=[.F14]/[.C14]" office:value-type="percentage" office:value="0.0099009900990099">
            <text:p>1.0%</text:p>
          </table:table-cell>
          <table:table-cell table:style-name="ce7" table:formula="of:=[.G14]/[.D14]" office:value-type="percentage" office:value="0.0675675675675676">
            <text:p>6.8%</text:p>
          </table:table-cell>
          <table:table-cell table:number-columns-repeated="1014"/>
        </table:table-row>
        <table:table-row table:style-name="ro1">
          <table:table-cell office:value-type="float" office:value="1837">
            <text:p>1837</text:p>
          </table:table-cell>
          <table:table-cell table:formula="of:=[.C15]+[.D15]" office:value-type="float" office:value="387">
            <text:p>387</text:p>
          </table:table-cell>
          <table:table-cell office:value-type="float" office:value="233">
            <text:p>233</text:p>
          </table:table-cell>
          <table:table-cell office:value-type="float" office:value="154">
            <text:p>154</text:p>
          </table:table-cell>
          <table:table-cell table:formula="of:=[.F15]+[.G15]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7" table:formula="of:=[.E15]/[.B15]" office:value-type="percentage" office:value="0.0439276485788114">
            <text:p>4.4%</text:p>
          </table:table-cell>
          <table:table-cell table:style-name="ce7" table:formula="of:=[.F15]/[.C15]" office:value-type="percentage" office:value="0.0300429184549356">
            <text:p>3.0%</text:p>
          </table:table-cell>
          <table:table-cell table:style-name="ce7" table:formula="of:=[.G15]/[.D15]" office:value-type="percentage" office:value="0.0649350649350649">
            <text:p>6.5%</text:p>
          </table:table-cell>
          <table:table-cell table:number-columns-repeated="1014"/>
        </table:table-row>
        <table:table-row table:style-name="ro1">
          <table:table-cell office:value-type="float" office:value="1838">
            <text:p>1838</text:p>
          </table:table-cell>
          <table:table-cell table:formula="of:=[.C16]+[.D16]" office:value-type="float" office:value="402">
            <text:p>402</text:p>
          </table:table-cell>
          <table:table-cell office:value-type="float" office:value="241">
            <text:p>241</text:p>
          </table:table-cell>
          <table:table-cell office:value-type="float" office:value="161">
            <text:p>161</text:p>
          </table:table-cell>
          <table:table-cell table:formula="of:=[.F16]+[.G16]"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style-name="ce7" table:formula="of:=[.E16]/[.B16]" office:value-type="percentage" office:value="0.0671641791044776">
            <text:p>6.7%</text:p>
          </table:table-cell>
          <table:table-cell table:style-name="ce7" table:formula="of:=[.F16]/[.C16]" office:value-type="percentage" office:value="0.029045643153527">
            <text:p>2.9%</text:p>
          </table:table-cell>
          <table:table-cell table:style-name="ce7" table:formula="of:=[.G16]/[.D16]" office:value-type="percentage" office:value="0.124223602484472">
            <text:p>12.4%</text:p>
          </table:table-cell>
          <table:table-cell table:number-columns-repeated="1014"/>
        </table:table-row>
        <table:table-row table:style-name="ro1">
          <table:table-cell office:value-type="float" office:value="1839">
            <text:p>1839</text:p>
          </table:table-cell>
          <table:table-cell table:formula="of:=[.C17]+[.D17]" office:value-type="float" office:value="418">
            <text:p>418</text:p>
          </table:table-cell>
          <table:table-cell office:value-type="float" office:value="245">
            <text:p>245</text:p>
          </table:table-cell>
          <table:table-cell office:value-type="float" office:value="173">
            <text:p>173</text:p>
          </table:table-cell>
          <table:table-cell table:formula="of:=[.F17]+[.G17]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7" table:formula="of:=[.E17]/[.B17]" office:value-type="percentage" office:value="0.0263157894736842">
            <text:p>2.6%</text:p>
          </table:table-cell>
          <table:table-cell table:style-name="ce7" table:formula="of:=[.F17]/[.C17]" office:value-type="percentage" office:value="0.00816326530612245">
            <text:p>0.8%</text:p>
          </table:table-cell>
          <table:table-cell table:style-name="ce7" table:formula="of:=[.G17]/[.D17]" office:value-type="percentage" office:value="0.0520231213872832">
            <text:p>5.2%</text:p>
          </table:table-cell>
          <table:table-cell table:number-columns-repeated="1014"/>
        </table:table-row>
        <table:table-row table:style-name="ro1">
          <table:table-cell office:value-type="float" office:value="1840">
            <text:p>1840</text:p>
          </table:table-cell>
          <table:table-cell table:formula="of:=[.C18]+[.D18]" office:value-type="float" office:value="406">
            <text:p>406</text:p>
          </table:table-cell>
          <table:table-cell office:value-type="float" office:value="236">
            <text:p>236</text:p>
          </table:table-cell>
          <table:table-cell office:value-type="float" office:value="170">
            <text:p>170</text:p>
          </table:table-cell>
          <table:table-cell table:formula="of:=[.F18]+[.G18]"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7" table:formula="of:=[.E18]/[.B18]" office:value-type="percentage" office:value="0.0541871921182266">
            <text:p>5.4%</text:p>
          </table:table-cell>
          <table:table-cell table:style-name="ce7" table:formula="of:=[.F18]/[.C18]" office:value-type="percentage" office:value="0.038135593220339">
            <text:p>3.8%</text:p>
          </table:table-cell>
          <table:table-cell table:style-name="ce7" table:formula="of:=[.G18]/[.D18]" office:value-type="percentage" office:value="0.0764705882352941">
            <text:p>7.6%</text:p>
          </table:table-cell>
          <table:table-cell table:number-columns-repeated="1014"/>
        </table:table-row>
        <table:table-row table:style-name="ro1">
          <table:table-cell office:value-type="float" office:value="1841">
            <text:p>1841</text:p>
          </table:table-cell>
          <table:table-cell table:formula="of:=[.C19]+[.D19]" office:value-type="float" office:value="347">
            <text:p>347</text:p>
          </table:table-cell>
          <table:table-cell office:value-type="float" office:value="215">
            <text:p>215</text:p>
          </table:table-cell>
          <table:table-cell office:value-type="float" office:value="132">
            <text:p>132</text:p>
          </table:table-cell>
          <table:table-cell table:formula="of:=[.F19]+[.G19]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7" table:formula="of:=[.E19]/[.B19]" office:value-type="percentage" office:value="0.0489913544668588">
            <text:p>4.9%</text:p>
          </table:table-cell>
          <table:table-cell table:style-name="ce7" table:formula="of:=[.F19]/[.C19]" office:value-type="percentage" office:value="0.0186046511627907">
            <text:p>1.9%</text:p>
          </table:table-cell>
          <table:table-cell table:style-name="ce7" table:formula="of:=[.G19]/[.D19]" office:value-type="percentage" office:value="0.0984848484848485">
            <text:p>9.8%</text:p>
          </table:table-cell>
          <table:table-cell table:number-columns-repeated="1014"/>
        </table:table-row>
        <table:table-row table:style-name="ro1">
          <table:table-cell office:value-type="float" office:value="1842">
            <text:p>1842</text:p>
          </table:table-cell>
          <table:table-cell table:formula="of:=[.C20]+[.D20]" office:value-type="float" office:value="342">
            <text:p>342</text:p>
          </table:table-cell>
          <table:table-cell office:value-type="float" office:value="212">
            <text:p>212</text:p>
          </table:table-cell>
          <table:table-cell office:value-type="float" office:value="130">
            <text:p>130</text:p>
          </table:table-cell>
          <table:table-cell table:formula="of:=[.F20]+[.G20]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table:formula="of:=[.E20]/[.B20]" office:value-type="percentage" office:value="0.0263157894736842">
            <text:p>2.6%</text:p>
          </table:table-cell>
          <table:table-cell table:style-name="ce7" table:formula="of:=[.F20]/[.C20]" office:value-type="percentage" office:value="0.0141509433962264">
            <text:p>1.4%</text:p>
          </table:table-cell>
          <table:table-cell table:style-name="ce7" table:formula="of:=[.G20]/[.D20]" office:value-type="percentage" office:value="0.0461538461538462">
            <text:p>4.6%</text:p>
          </table:table-cell>
          <table:table-cell table:number-columns-repeated="1014"/>
        </table:table-row>
        <table:table-row table:style-name="ro1">
          <table:table-cell office:value-type="float" office:value="1843">
            <text:p>1843</text:p>
          </table:table-cell>
          <table:table-cell table:formula="of:=[.C21]+[.D21]" office:value-type="float" office:value="334">
            <text:p>334</text:p>
          </table:table-cell>
          <table:table-cell office:value-type="float" office:value="212">
            <text:p>212</text:p>
          </table:table-cell>
          <table:table-cell office:value-type="float" office:value="122">
            <text:p>122</text:p>
          </table:table-cell>
          <table:table-cell table:formula="of:=[.F21]+[.G21]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" table:formula="of:=[.E21]/[.B21]" office:value-type="percentage" office:value="0.0329341317365269">
            <text:p>3.3%</text:p>
          </table:table-cell>
          <table:table-cell table:style-name="ce7" table:formula="of:=[.F21]/[.C21]" office:value-type="percentage" office:value="0.0235849056603774">
            <text:p>2.4%</text:p>
          </table:table-cell>
          <table:table-cell table:style-name="ce7" table:formula="of:=[.G21]/[.D21]" office:value-type="percentage" office:value="0.0491803278688525">
            <text:p>4.9%</text:p>
          </table:table-cell>
          <table:table-cell table:number-columns-repeated="1014"/>
        </table:table-row>
        <table:table-row table:style-name="ro1">
          <table:table-cell office:value-type="float" office:value="1844">
            <text:p>1844</text:p>
          </table:table-cell>
          <table:table-cell table:formula="of:=[.C22]+[.D22]" office:value-type="float" office:value="360">
            <text:p>360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table:formula="of:=[.F22]+[.G22]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7" table:formula="of:=[.E22]/[.B22]" office:value-type="percentage" office:value="0.0361111111111111">
            <text:p>3.6%</text:p>
          </table:table-cell>
          <table:table-cell table:style-name="ce7" table:formula="of:=[.F22]/[.C22]" office:value-type="percentage" office:value="0.025">
            <text:p>2.5%</text:p>
          </table:table-cell>
          <table:table-cell table:style-name="ce7" table:formula="of:=[.G22]/[.D22]" office:value-type="percentage" office:value="0.0583333333333333">
            <text:p>5.8%</text:p>
          </table:table-cell>
          <table:table-cell table:number-columns-repeated="1014"/>
        </table:table-row>
        <table:table-row table:style-name="ro1">
          <table:table-cell office:value-type="float" office:value="1845">
            <text:p>1845</text:p>
          </table:table-cell>
          <table:table-cell table:formula="of:=[.C23]+[.D23]" office:value-type="float" office:value="319">
            <text:p>319</text:p>
          </table:table-cell>
          <table:table-cell office:value-type="float" office:value="224">
            <text:p>224</text:p>
          </table:table-cell>
          <table:table-cell office:value-type="float" office:value="95">
            <text:p>95</text:p>
          </table:table-cell>
          <table:table-cell table:formula="of:=[.F23]+[.G23]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7" table:formula="of:=[.E23]/[.B23]" office:value-type="percentage" office:value="0.0470219435736677">
            <text:p>4.7%</text:p>
          </table:table-cell>
          <table:table-cell table:style-name="ce7" table:formula="of:=[.F23]/[.C23]" office:value-type="percentage" office:value="0.0133928571428571">
            <text:p>1.3%</text:p>
          </table:table-cell>
          <table:table-cell table:style-name="ce7" table:formula="of:=[.G23]/[.D23]" office:value-type="percentage" office:value="0.126315789473684">
            <text:p>12.6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rage</text:p>
          </table:table-cell>
          <table:table-cell table:style-name="ce9" table:formula="of:=AVERAGE([.B8:.B23])" office:value-type="float" office:value="276.625">
            <text:p>277</text:p>
          </table:table-cell>
          <table:table-cell table:style-name="ce9" table:formula="of:=AVERAGE([.C8:.C23])" office:value-type="float" office:value="173.0625">
            <text:p>173</text:p>
          </table:table-cell>
          <table:table-cell table:style-name="ce9" table:formula="of:=AVERAGE([.D8:.D23])" office:value-type="float" office:value="103.5625">
            <text:p>104</text:p>
          </table:table-cell>
          <table:table-cell table:formula="of:=AVERAGE([.E8:.E23])" office:value-type="float" office:value="11">
            <text:p>11</text:p>
          </table:table-cell>
          <table:table-cell table:formula="of:=AVERAGE([.F8:.F23])" office:value-type="float" office:value="3.5">
            <text:p>3.5</text:p>
          </table:table-cell>
          <table:table-cell table:formula="of:=AVERAGE([.G8:.G23])" office:value-type="float" office:value="7.5">
            <text:p>7.5</text:p>
          </table:table-cell>
          <table:table-cell table:style-name="ce10" table:formula="of:=AVERAGE([.H8:.H23])" office:value-type="percentage" office:value="0.0384336706298957">
            <text:p>3.8%</text:p>
          </table:table-cell>
          <table:table-cell table:style-name="ce10" table:formula="of:=AVERAGE([.I8:.I23])" office:value-type="percentage" office:value="0.0214796911268114">
            <text:p>2.1%</text:p>
          </table:table-cell>
          <table:table-cell table:style-name="ce10" table:formula="of:=AVERAGE([.J8:.J23])" office:value-type="percentage" office:value="0.0699364408740712">
            <text:p>7.0%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7" table:formula="of:=[.E25]/[.B25]" office:value-type="percentage" office:value="0.0397650248531405">
            <text:p>4.0%</text:p>
          </table:table-cell>
          <table:table-cell table:style-name="ce7" table:formula="of:=[.F25]/[.C25]" office:value-type="percentage" office:value="0.0202239075478512">
            <text:p>2.0%</text:p>
          </table:table-cell>
          <table:table-cell table:style-name="ce7" table:formula="of:=[.G25]/[.D25]" office:value-type="percentage" office:value="0.0724200362100181">
            <text:p>7.2%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Philadelphia County Prison, from Nov. 1835 to c. 1844</text:p>
          </table:table-cell>
          <table:table-cell table:number-columns-repeated="6"/>
          <table:table-cell table:style-name="ce7" table:number-columns-repeated="3"/>
          <table:table-cell/>
          <table:table-cell office:value-type="string">
            <text:p>NYPA AR2, p. 92</text:p>
          </table:table-cell>
          <table:table-cell table:number-columns-repeated="1012"/>
        </table:table-row>
        <table:table-row table:style-name="ro1">
          <table:table-cell office:value-type="string">
            <text:p>race</text:p>
          </table:table-cell>
          <table:table-cell office:value-type="string">
            <text:p>sex</text:p>
          </table:table-cell>
          <table:table-cell office:value-type="string">
            <text:p>"whole number from Nov. 30, 1835"</text:p>
          </table:table-cell>
          <table:table-cell office:value-type="string">
            <text:p>died</text:p>
          </table:table-cell>
          <table:table-cell office:value-type="string">
            <text:p>death share</text:p>
          </table:table-cell>
          <table:table-cell table:number-columns-repeated="2"/>
          <table:table-cell table:style-name="ce7" table:number-columns-repeated="3"/>
          <table:table-cell/>
          <table:table-cell office:value-type="string">
            <text:p>"whole number", to be comparable, would have to be sum of average number per year</text:p>
          </table:table-cell>
          <table:table-cell table:number-columns-repeated="1012"/>
        </table:table-row>
        <table:table-row table:style-name="ro1">
          <table:table-cell office:value-type="string">
            <text:p>white</text:p>
          </table:table-cell>
          <table:table-cell office:value-type="string">
            <text:p>males</text:p>
          </table:table-cell>
          <table:table-cell office:value-type="float" office:value="996">
            <text:p>996</text:p>
          </table:table-cell>
          <table:table-cell office:value-type="float" office:value="24">
            <text:p>24</text:p>
          </table:table-cell>
          <table:table-cell table:style-name="ce7" table:formula="of:=[.D30]/[.C30]" office:value-type="percentage" office:value="0.0240963855421687">
            <text:p>2.4%</text:p>
          </table:table-cell>
          <table:table-cell table:number-columns-repeated="2"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white</text:p>
          </table:table-cell>
          <table:table-cell office:value-type="string">
            <text:p>females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table:style-name="ce7" table:formula="of:=[.D31]/[.C31]" office:value-type="percentage" office:value="0.00546448087431694">
            <text:p>0.5%</text:p>
          </table:table-cell>
          <table:table-cell table:number-columns-repeated="2"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lack</text:p>
          </table:table-cell>
          <table:table-cell office:value-type="string">
            <text:p>males</text:p>
          </table:table-cell>
          <table:table-cell office:value-type="float" office:value="770">
            <text:p>770</text:p>
          </table:table-cell>
          <table:table-cell office:value-type="float" office:value="68">
            <text:p>68</text:p>
          </table:table-cell>
          <table:table-cell table:style-name="ce7" table:formula="of:=[.D32]/[.C32]" office:value-type="percentage" office:value="0.0883116883116883">
            <text:p>8.8%</text:p>
          </table:table-cell>
          <table:table-cell table:number-columns-repeated="2"/>
          <table:table-cell table:style-name="ce7" table:number-columns-repeated="3"/>
          <table:table-cell table:number-columns-repeated="1014"/>
        </table:table-row>
        <table:table-row table:style-name="ro1">
          <table:table-cell office:value-type="string">
            <text:p>black</text:p>
          </table:table-cell>
          <table:table-cell office:value-type="string">
            <text:p>females</text:p>
          </table:table-cell>
          <table:table-cell office:value-type="float" office:value="319">
            <text:p>319</text:p>
          </table:table-cell>
          <table:table-cell office:value-type="float" office:value="8">
            <text:p>8</text:p>
          </table:table-cell>
          <table:table-cell table:style-name="ce7" table:formula="of:=[.D33]/[.C33]" office:value-type="percentage" office:value="0.0250783699059561">
            <text:p>2.5%</text:p>
          </table:table-cell>
          <table:table-cell table:number-columns-repeated="2"/>
          <table:table-cell table:style-name="ce7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7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hiladelphia bills of mortality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yearly deaths/city popul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ites</text:p>
          </table:table-cell>
          <table:table-cell office:value-type="string">
            <text:p>blacks</text:p>
          </table:table-cell>
          <table:table-cell table:number-columns-repeated="1021"/>
        </table:table-row>
        <table:table-row table:style-name="ro1">
          <table:table-cell office:value-type="string">
            <text:p>1821-1830</text:p>
          </table:table-cell>
          <table:table-cell table:style-name="ce7" table:formula="of:=1/42.3" office:value-type="percentage" office:value="0.0236406619385343">
            <text:p>2.4%</text:p>
          </table:table-cell>
          <table:table-cell table:style-name="ce7" table:formula="of:=1/21.7" office:value-type="percentage" office:value="0.0460829493087558">
            <text:p>4.6%</text:p>
          </table:table-cell>
          <table:table-cell table:number-columns-repeated="8"/>
          <table:table-cell office:value-type="string">
            <text:p>Dr. G. Emerson, "Mortality among the Coloured Population of Philadelphia"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Journal of Prison Discipline and Philanthropy, vol. 1, no. 3 (July, 1845) pp. 257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11" office:value-type="string">
            <text:p><text:a xlink:href="http://books.google.com/books?id=dikrAAAAYAAJ&amp;pg=PA257">http://books.google.com/books?id=dikrAAAAYAAJ&amp;pg=PA257</text:a>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cf. NYPA AR2, p. 91</text:p>
          </table:table-cell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th rate table" table:style-name="ta3" table:print="false">
        <table:table-column table:style-name="co4" table:number-columns-repeated="29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993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 Deaths in U.S. state prisons, 1820-1843</text:p>
          </table:table-cell>
          <table:covered-table-cell table:number-columns-repeated="3" table:style-name="ce2"/>
          <table:table-cell table:number-columns-repeated="26"/>
          <table:table-cell office:value-type="string">
            <text:p>Repository: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>
            <text:p>http://acrosswalls.org/datasets/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silent system</text:p>
          </table:table-cell>
          <table:table-cell table:number-columns-repeated="21"/>
          <table:table-cell office:value-type="string">
            <text:p>separate system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993"/>
        </table:table-row>
        <table:table-row table:style-name="ro3">
          <table:table-cell table:style-name="ce12"/>
          <table:table-cell table:style-name="ce14" office:value-type="string" table:number-columns-spanned="2" table:number-rows-spanned="1">
            <text:p>New York, Auburn</text:p>
          </table:table-cell>
          <table:covered-table-cell table:style-name="ce13"/>
          <table:table-cell table:style-name="ce14" office:value-type="string" table:number-columns-spanned="2" table:number-rows-spanned="1">
            <text:p>New York, Sing Sing</text:p>
          </table:table-cell>
          <table:covered-table-cell table:style-name="ce13"/>
          <table:table-cell table:style-name="ce14" office:value-type="string" table:number-columns-spanned="2" table:number-rows-spanned="1">
            <text:p>Massachusetts</text:p>
          </table:table-cell>
          <table:covered-table-cell table:style-name="ce13"/>
          <table:table-cell table:style-name="ce14" office:value-type="string" table:number-columns-spanned="2" table:number-rows-spanned="1">
            <text:p>New Hampshire</text:p>
          </table:table-cell>
          <table:covered-table-cell table:style-name="ce13"/>
          <table:table-cell table:style-name="ce14" office:value-type="string" table:number-columns-spanned="2" table:number-rows-spanned="1">
            <text:p>Connecticut</text:p>
          </table:table-cell>
          <table:covered-table-cell table:style-name="ce13"/>
          <table:table-cell table:style-name="ce14" office:value-type="string" table:number-columns-spanned="2" table:number-rows-spanned="1">
            <text:p>Vermont</text:p>
          </table:table-cell>
          <table:covered-table-cell table:style-name="ce13"/>
          <table:table-cell table:style-name="ce14" office:value-type="string" table:number-columns-spanned="2" table:number-rows-spanned="1">
            <text:p>Kentucky</text:p>
          </table:table-cell>
          <table:covered-table-cell table:style-name="ce13"/>
          <table:table-cell table:style-name="ce14" office:value-type="string" table:number-columns-spanned="2" table:number-rows-spanned="1">
            <text:p>Virginia</text:p>
          </table:table-cell>
          <table:covered-table-cell table:style-name="ce13"/>
          <table:table-cell table:style-name="ce14" office:value-type="string" table:number-columns-spanned="2" table:number-rows-spanned="1">
            <text:p>Ohio</text:p>
          </table:table-cell>
          <table:covered-table-cell table:style-name="ce13"/>
          <table:table-cell table:style-name="ce14" office:value-type="string" table:number-columns-spanned="2" table:number-rows-spanned="1">
            <text:p>Maryland</text:p>
          </table:table-cell>
          <table:covered-table-cell table:style-name="ce13"/>
          <table:table-cell table:style-name="ce14" office:value-type="string" table:number-columns-spanned="2" table:number-rows-spanned="1">
            <text:p>Maine</text:p>
          </table:table-cell>
          <table:covered-table-cell table:style-name="ce13"/>
          <table:table-cell table:style-name="ce14" office:value-type="string" table:number-columns-spanned="2" table:number-rows-spanned="1">
            <text:p>Pennsylvania, Philadelphia</text:p>
          </table:table-cell>
          <table:covered-table-cell table:style-name="ce13"/>
          <table:table-cell table:style-name="ce14" office:value-type="string" table:number-columns-spanned="2" table:number-rows-spanned="1">
            <text:p>Pennsylvania, Pittsburg</text:p>
          </table:table-cell>
          <table:covered-table-cell table:style-name="ce13"/>
          <table:table-cell table:style-name="ce14" office:value-type="string" table:number-columns-spanned="2" table:number-rows-spanned="1">
            <text:p>New Jersey</text:p>
          </table:table-cell>
          <table:covered-table-cell table:style-name="ce13"/>
          <table:table-cell table:style-name="ce12" table:number-columns-repeated="995"/>
        </table:table-row>
        <table:table-row table:style-name="ro4">
          <table:table-cell table:style-name="ce13" office:value-type="string">
            <text:p>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3" office:value-type="string">
            <text:p>ave. number of prisoners</text:p>
          </table:table-cell>
          <table:table-cell table:style-name="ce13" office:value-type="string">
            <text:p>deaths in year</text:p>
          </table:table-cell>
          <table:table-cell table:style-name="ce12"/>
          <table:table-cell table:style-name="ce12" office:value-type="string">
            <text:p>sources and notes</text:p>
          </table:table-cell>
          <table:table-cell table:style-name="ce12" table:number-columns-repeated="993"/>
        </table:table-row>
        <table:table-row table:style-name="ro1">
          <table:table-cell table:style-name="ce3" office:value-type="float" office:value="1820">
            <text:p>1820</text:p>
          </table:table-cell>
          <table:table-cell table:style-name="ce3" table:number-columns-repeated="4"/>
          <table:table-cell table:style-name="ce3" office:value-type="float" office:value="306">
            <text:p>30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table:style-name="ce3" office:value-type="float" office:value="180">
            <text:p>180</text:p>
          </table:table-cell>
          <table:table-cell table:style-name="ce3" office:value-type="float" office:value="9">
            <text:p>9</text:p>
          </table:table-cell>
          <table:table-cell table:style-name="ce3" table:number-columns-repeated="12"/>
          <table:table-cell table:number-columns-repeated="995"/>
        </table:table-row>
        <table:table-row table:style-name="ro1">
          <table:table-cell table:style-name="ce3" office:value-type="float" office:value="1821">
            <text:p>1821</text:p>
          </table:table-cell>
          <table:table-cell table:style-name="ce3" table:number-columns-repeated="4"/>
          <table:table-cell table:style-name="ce3" office:value-type="float" office:value="282">
            <text:p>28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table:style-name="ce3" office:value-type="float" office:value="201">
            <text:p>201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12"/>
          <table:table-cell/>
          <table:table-cell office:value-type="string">
            <text:p>Prison Association of New York, 2nd Annual Report, pp. 92-3</text:p>
          </table:table-cell>
          <table:table-cell table:number-columns-repeated="993"/>
        </table:table-row>
        <table:table-row table:style-name="ro1">
          <table:table-cell table:style-name="ce3" office:value-type="float" office:value="1822">
            <text:p>1822</text:p>
          </table:table-cell>
          <table:table-cell table:style-name="ce3" table:number-columns-repeated="4"/>
          <table:table-cell table:style-name="ce3" office:value-type="float" office:value="279">
            <text:p>27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3">
            <text:p>3</text:p>
          </table:table-cell>
          <table:table-cell table:style-name="ce3" table:number-columns-repeated="6"/>
          <table:table-cell table:style-name="ce3" office:value-type="float" office:value="210">
            <text:p>21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12"/>
          <table:table-cell/>
          <table:table-cell office:value-type="string">
            <text:p>http://books.google.com/books?id=y7YXAAAAYAAJ&amp;pg=RA1-PA1</text:p>
          </table:table-cell>
          <table:table-cell table:number-columns-repeated="993"/>
        </table:table-row>
        <table:table-row table:style-name="ro1">
          <table:table-cell table:style-name="ce3" office:value-type="float" office:value="1823">
            <text:p>1823</text:p>
          </table:table-cell>
          <table:table-cell table:style-name="ce3" table:number-columns-repeated="4"/>
          <table:table-cell table:style-name="ce3" office:value-type="float" office:value="308">
            <text:p>30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215">
            <text:p>215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12"/>
          <table:table-cell table:number-columns-repeated="995"/>
        </table:table-row>
        <table:table-row table:style-name="ro1">
          <table:table-cell table:style-name="ce3" office:value-type="float" office:value="1824">
            <text:p>1824</text:p>
          </table:table-cell>
          <table:table-cell table:style-name="ce3" office:value-type="float" office:value="349">
            <text:p>349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298">
            <text:p>29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214">
            <text:p>214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4"/>
          <table:table-cell table:style-name="ce3" office:value-type="float" office:value="58">
            <text:p>58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/>
          <table:table-cell office:value-type="string">
            <text:p>For alternate series for Pennsylania, Philadelphia (Eastern State Penitentiary), see "race sex Philadelphia" sheet</text:p>
          </table:table-cell>
          <table:table-cell table:number-columns-repeated="993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314">
            <text:p>3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table:style-name="ce3" office:value-type="float" office:value="201">
            <text:p>201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4"/>
          <table:table-cell table:style-name="ce3" office:value-type="float" office:value="69">
            <text:p>69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number-columns-repeated="995"/>
        </table:table-row>
        <table:table-row table:style-name="ro1">
          <table:table-cell table:style-name="ce3" office:value-type="float" office:value="1826">
            <text:p>1826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3" office:value-type="float" office:value="313">
            <text:p>31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73">
            <text:p>173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4"/>
          <table:table-cell table:style-name="ce3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/>
          <table:table-cell office:value-type="string">
            <text:p>For these data reformed as a simple dataset, see "tabulated dataset" sheet</text:p>
          </table:table-cell>
          <table:table-cell table:number-columns-repeated="993"/>
        </table:table-row>
        <table:table-row table:style-name="ro1">
          <table:table-cell table:style-name="ce3" office:value-type="float" office:value="1827">
            <text:p>1827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office:value-type="float" office:value="285">
            <text:p>28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table:style-name="ce3" office:value-type="float" office:value="153">
            <text:p>153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4"/>
          <table:table-cell table:style-name="ce3" office:value-type="float" office:value="72">
            <text:p>7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28">
            <text:p>1828</text:p>
          </table:table-cell>
          <table:table-cell table:style-name="ce3" office:value-type="float" office:value="571">
            <text:p>571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office:value-type="float" office:value="290">
            <text:p>2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table:number-columns-repeated="6"/>
          <table:table-cell table:style-name="ce3" office:value-type="float" office:value="149">
            <text:p>149</text:p>
          </table:table-cell>
          <table:table-cell table:style-name="ce3" office:value-type="float" office:value="17">
            <text:p>17</text:p>
          </table:table-cell>
          <table:table-cell table:style-name="ce3" table:number-columns-repeated="4"/>
          <table:table-cell table:style-name="ce3" office:value-type="float" office:value="99">
            <text:p>99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/>
          <table:table-cell office:value-type="string">
            <text:p>For information about causes of death, and data for prisons in other countries, see</text:p>
          </table:table-cell>
          <table:table-cell table:number-columns-repeated="993"/>
        </table:table-row>
        <table:table-row table:style-name="ro2">
          <table:table-cell table:style-name="ce3" office:value-type="float" office:value="1829">
            <text:p>1829</text:p>
          </table:table-cell>
          <table:table-cell table:style-name="ce3" office:value-type="float" office:value="639">
            <text:p>639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office:value-type="float" office:value="262">
            <text:p>26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48">
            <text:p>148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4"/>
          <table:table-cell table:style-name="ce3" office:value-type="float" office:value="94">
            <text:p>94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62">
            <text:p>62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/>
          <table:table-cell table:style-name="ce12" office:value-type="string">
            <text:p>Baly, "On the mortality in prisons, and the diseases most frequently fatal to prisoners," Med Chir Trans. 1845; 28: 113–272. </text:p>
          </table:table-cell>
          <table:table-cell table:number-columns-repeated="993"/>
        </table:table-row>
        <table:table-row table:style-name="ro1">
          <table:table-cell table:style-name="ce3" office:value-type="float" office:value="1830">
            <text:p>1830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2"/>
          <table:table-cell table:style-name="ce3" office:value-type="float" office:value="290">
            <text:p>29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7">
            <text:p>167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office:value-type="float" office:value="158">
            <text:p>158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4"/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/>
          <table:table-cell office:value-type="string">
            <text:p>http://www.ncbi.nlm.nih.gov/pmc/articles/PMC2116973/</text:p>
          </table:table-cell>
          <table:table-cell table:number-columns-repeated="993"/>
        </table:table-row>
        <table:table-row table:style-name="ro1">
          <table:table-cell table:style-name="ce3" office:value-type="float" office:value="1831">
            <text:p>1831</text:p>
          </table:table-cell>
          <table:table-cell table:style-name="ce3" office:value-type="float" office:value="647">
            <text:p>647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office:value-type="float" office:value="164">
            <text:p>164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4"/>
          <table:table-cell table:style-name="ce3" office:value-type="float" office:value="95">
            <text:p>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32">
            <text:p>1832</text:p>
          </table:table-cell>
          <table:table-cell table:style-name="ce3" office:value-type="float" office:value="683">
            <text:p>68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table:style-name="ce3" office:value-type="float" office:value="169">
            <text:p>169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2"/>
          <table:table-cell table:style-name="ce3" office:value-type="float" office:value="356">
            <text:p>35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33">
            <text:p>1833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6">
            <text:p>18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47">
            <text:p>147</text:p>
          </table:table-cell>
          <table:table-cell table:style-name="ce3" office:value-type="float" office:value="9">
            <text:p>9</text:p>
          </table:table-cell>
          <table:table-cell table:style-name="ce3" table:number-columns-repeated="2"/>
          <table:table-cell table:style-name="ce3" office:value-type="float" office:value="370">
            <text:p>37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34">
            <text:p>1834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77">
            <text:p>27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390">
            <text:p>39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35">
            <text:p>1835</text:p>
          </table:table-cell>
          <table:table-cell table:style-name="ce3" office:value-type="float" office:value="654">
            <text:p>65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128">
            <text:p>128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  <table:table-cell table:style-name="ce3" office:value-type="float" office:value="400">
            <text:p>40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66">
            <text:p>26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36">
            <text:p>1836</text:p>
          </table:table-cell>
          <table:table-cell table:style-name="ce3" office:value-type="float" office:value="648">
            <text:p>64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814">
            <text:p>814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78">
            <text:p>27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4">
            <text:p>20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155">
            <text:p>15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995"/>
        </table:table-row>
        <table:table-row table:style-name="ro1">
          <table:table-cell table:style-name="ce3" office:value-type="float" office:value="1837">
            <text:p>1837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753">
            <text:p>75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52">
            <text:p>35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87">
            <text:p>38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3" office:value-type="float" office:value="660">
            <text:p>66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842">
            <text:p>84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43">
            <text:p>44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office:value-type="float" office:value="402">
            <text:p>402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1839">
            <text:p>1839</text:p>
          </table:table-cell>
          <table:table-cell table:style-name="ce3" office:value-type="float" office:value="643">
            <text:p>64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05">
            <text:p>80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9">
            <text:p>189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2"/>
          <table:table-cell table:style-name="ce3" office:value-type="float" office:value="434">
            <text:p>43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3" office:value-type="float" office:value="683">
            <text:p>68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797">
            <text:p>79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6">
            <text:p>186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160">
            <text:p>16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28">
            <text:p>328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style-name="ce3" office:value-type="float" office:value="405">
            <text:p>405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2">
            <text:p>2</text:p>
          </table:table-cell>
          <table:table-cell table:number-columns-repeated="995"/>
        </table:table-row>
        <table:table-row table:style-name="ro1">
          <table:table-cell table:style-name="ce3" office:value-type="float" office:value="1841">
            <text:p>1841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35">
            <text:p>83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27">
            <text:p>327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3" office:value-type="float" office:value="162">
            <text:p>16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3" office:value-type="float" office:value="306">
            <text:p>306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  <table:table-cell table:style-name="ce3" office:value-type="float" office:value="381">
            <text:p>38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1842">
            <text:p>1842</text:p>
          </table:table-cell>
          <table:table-cell table:style-name="ce3" office:value-type="float" office:value="710">
            <text:p>7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798">
            <text:p>79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  <table:table-cell table:style-name="ce3" office:value-type="float" office:value="163">
            <text:p>16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5">
            <text:p>19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71">
            <text:p>47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87">
            <text:p>287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style-name="ce3" office:value-type="float" office:value="333">
            <text:p>333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ce3" office:value-type="float" office:value="1843">
            <text:p>1843</text:p>
          </table:table-cell>
          <table:table-cell table:style-name="ce3" office:value-type="float" office:value="741">
            <text:p>74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41">
            <text:p>74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76">
            <text:p>2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office:value-type="float" office:value="289">
            <text:p>28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45">
            <text:p>345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3">
            <text:p>3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sum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1820-9</text:p>
          </table:table-cell>
          <table:table-cell table:style-name="ce3" table:formula="of:=SUM([.B6:.B15])" office:value-type="float" office:value="2938">
            <text:p>2938</text:p>
          </table:table-cell>
          <table:table-cell table:style-name="ce3" table:formula="of:=SUM([.C6:.C15])" office:value-type="float" office:value="35">
            <text:p>35</text:p>
          </table:table-cell>
          <table:table-cell table:style-name="ce3" table:formula="of:=SUM([.D6:.D15])" office:value-type="float" office:value="0">
            <text:p>0</text:p>
          </table:table-cell>
          <table:table-cell table:style-name="ce3" table:formula="of:=SUM([.E6:.E15])" office:value-type="float" office:value="0">
            <text:p>0</text:p>
          </table:table-cell>
          <table:table-cell table:style-name="ce3" table:formula="of:=SUM([.F6:.F15])" office:value-type="float" office:value="2937">
            <text:p>2937</text:p>
          </table:table-cell>
          <table:table-cell table:style-name="ce3" table:formula="of:=SUM([.G6:.G15])" office:value-type="float" office:value="51">
            <text:p>51</text:p>
          </table:table-cell>
          <table:table-cell table:style-name="ce3" table:formula="of:=SUM([.H6:.H15])" office:value-type="float" office:value="590">
            <text:p>590</text:p>
          </table:table-cell>
          <table:table-cell table:style-name="ce3" table:formula="of:=SUM([.I6:.I15])" office:value-type="float" office:value="15">
            <text:p>15</text:p>
          </table:table-cell>
          <table:table-cell table:style-name="ce3" table:formula="of:=SUM([.J6:.J15])" office:value-type="float" office:value="0">
            <text:p>0</text:p>
          </table:table-cell>
          <table:table-cell table:style-name="ce3" table:formula="of:=SUM([.K6:.K15])" office:value-type="float" office:value="0">
            <text:p>0</text:p>
          </table:table-cell>
          <table:table-cell table:style-name="ce3" table:formula="of:=SUM([.L6:.L15])" office:value-type="float" office:value="0">
            <text:p>0</text:p>
          </table:table-cell>
          <table:table-cell table:style-name="ce3" table:formula="of:=SUM([.M6:.M15])" office:value-type="float" office:value="0">
            <text:p>0</text:p>
          </table:table-cell>
          <table:table-cell table:style-name="ce3" table:formula="of:=SUM([.N6:.N15])" office:value-type="float" office:value="0">
            <text:p>0</text:p>
          </table:table-cell>
          <table:table-cell table:style-name="ce3" table:formula="of:=SUM([.O6:.O15])" office:value-type="float" office:value="0">
            <text:p>0</text:p>
          </table:table-cell>
          <table:table-cell table:style-name="ce3" table:formula="of:=SUM([.P6:.P15])" office:value-type="float" office:value="1844">
            <text:p>1844</text:p>
          </table:table-cell>
          <table:table-cell table:style-name="ce3" table:formula="of:=SUM([.Q6:.Q15])" office:value-type="float" office:value="161">
            <text:p>161</text:p>
          </table:table-cell>
          <table:table-cell table:style-name="ce3" table:formula="of:=SUM([.R6:.R15])" office:value-type="float" office:value="0">
            <text:p>0</text:p>
          </table:table-cell>
          <table:table-cell table:style-name="ce3" table:formula="of:=SUM([.S6:.S15])" office:value-type="float" office:value="0">
            <text:p>0</text:p>
          </table:table-cell>
          <table:table-cell table:style-name="ce3" table:formula="of:=SUM([.T6:.T15])" office:value-type="float" office:value="0">
            <text:p>0</text:p>
          </table:table-cell>
          <table:table-cell table:style-name="ce3" table:formula="of:=SUM([.U6:.U15])" office:value-type="float" office:value="0">
            <text:p>0</text:p>
          </table:table-cell>
          <table:table-cell table:style-name="ce3" table:formula="of:=SUM([.V6:.V15])" office:value-type="float" office:value="471">
            <text:p>471</text:p>
          </table:table-cell>
          <table:table-cell table:style-name="ce3" table:formula="of:=SUM([.W6:.W15])" office:value-type="float" office:value="9">
            <text:p>9</text:p>
          </table:table-cell>
          <table:table-cell table:style-name="ce3" table:formula="of:=SUM([.X6:.X15])" office:value-type="float" office:value="0">
            <text:p>0</text:p>
          </table:table-cell>
          <table:table-cell table:style-name="ce3" table:formula="of:=SUM([.Y6:.Y15])" office:value-type="float" office:value="0">
            <text:p>0</text:p>
          </table:table-cell>
          <table:table-cell table:style-name="ce3" table:formula="of:=SUM([.Z6:.Z15])" office:value-type="float" office:value="141">
            <text:p>141</text:p>
          </table:table-cell>
          <table:table-cell table:style-name="ce3" table:formula="of:=SUM([.AA6:.AA15])" office:value-type="float" office:value="2">
            <text:p>2</text:p>
          </table:table-cell>
          <table:table-cell table:style-name="ce3" table:formula="of:=SUM([.AB6:.AB15])" office:value-type="float" office:value="0">
            <text:p>0</text:p>
          </table:table-cell>
          <table:table-cell table:style-name="ce3" table:formula="of:=SUM([.AC6:.AC15]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1830-43</text:p>
          </table:table-cell>
          <table:table-cell table:style-name="ce3" table:formula="of:=SUM([.B16:.B29])" office:value-type="float" office:value="9417">
            <text:p>9417</text:p>
          </table:table-cell>
          <table:table-cell table:style-name="ce3" table:formula="of:=SUM([.C16:.C29])" office:value-type="float" office:value="180">
            <text:p>180</text:p>
          </table:table-cell>
          <table:table-cell table:style-name="ce3" table:formula="of:=SUM([.D16:.D29])" office:value-type="float" office:value="10455">
            <text:p>10455</text:p>
          </table:table-cell>
          <table:table-cell table:style-name="ce3" table:formula="of:=SUM([.E16:.E29])" office:value-type="float" office:value="324">
            <text:p>324</text:p>
          </table:table-cell>
          <table:table-cell table:style-name="ce3" table:formula="of:=SUM([.F16:.F29])" office:value-type="float" office:value="3992">
            <text:p>3992</text:p>
          </table:table-cell>
          <table:table-cell table:style-name="ce3" table:formula="of:=SUM([.G16:.G29])" office:value-type="float" office:value="70">
            <text:p>70</text:p>
          </table:table-cell>
          <table:table-cell table:style-name="ce3" table:formula="of:=SUM([.H16:.H29])" office:value-type="float" office:value="1049">
            <text:p>1049</text:p>
          </table:table-cell>
          <table:table-cell table:style-name="ce3" table:formula="of:=SUM([.I16:.I29])" office:value-type="float" office:value="7">
            <text:p>7</text:p>
          </table:table-cell>
          <table:table-cell table:style-name="ce3" table:formula="of:=SUM([.J16:.J29])" office:value-type="float" office:value="2523">
            <text:p>2523</text:p>
          </table:table-cell>
          <table:table-cell table:style-name="ce3" table:formula="of:=SUM([.K16:.K29])" office:value-type="float" office:value="63">
            <text:p>63</text:p>
          </table:table-cell>
          <table:table-cell table:style-name="ce3" table:formula="of:=SUM([.L16:.L29])" office:value-type="float" office:value="728">
            <text:p>728</text:p>
          </table:table-cell>
          <table:table-cell table:style-name="ce3" table:formula="of:=SUM([.M16:.M29])" office:value-type="float" office:value="10">
            <text:p>10</text:p>
          </table:table-cell>
          <table:table-cell table:style-name="ce3" table:formula="of:=SUM([.N16:.N29])" office:value-type="float" office:value="1063">
            <text:p>1063</text:p>
          </table:table-cell>
          <table:table-cell table:style-name="ce3" table:formula="of:=SUM([.O16:.O29])" office:value-type="float" office:value="19">
            <text:p>19</text:p>
          </table:table-cell>
          <table:table-cell table:style-name="ce3" table:formula="of:=SUM([.P16:.P29])" office:value-type="float" office:value="2365">
            <text:p>2365</text:p>
          </table:table-cell>
          <table:table-cell table:style-name="ce3" table:formula="of:=SUM([.Q16:.Q29])" office:value-type="float" office:value="198">
            <text:p>198</text:p>
          </table:table-cell>
          <table:table-cell table:style-name="ce3" table:formula="of:=SUM([.R16:.R29])" office:value-type="float" office:value="2462">
            <text:p>2462</text:p>
          </table:table-cell>
          <table:table-cell table:style-name="ce3" table:formula="of:=SUM([.S16:.S29])" office:value-type="float" office:value="71">
            <text:p>71</text:p>
          </table:table-cell>
          <table:table-cell table:style-name="ce3" table:formula="of:=SUM([.T16:.T29])" office:value-type="float" office:value="4215">
            <text:p>4215</text:p>
          </table:table-cell>
          <table:table-cell table:style-name="ce3" table:formula="of:=SUM([.U16:.U29])" office:value-type="float" office:value="156">
            <text:p>156</text:p>
          </table:table-cell>
          <table:table-cell table:style-name="ce3" table:formula="of:=SUM([.V16:.V29])" office:value-type="float" office:value="697">
            <text:p>697</text:p>
          </table:table-cell>
          <table:table-cell table:style-name="ce3" table:formula="of:=SUM([.W16:.W29])" office:value-type="float" office:value="9">
            <text:p>9</text:p>
          </table:table-cell>
          <table:table-cell table:style-name="ce3" table:formula="of:=SUM([.X16:.X29])" office:value-type="float" office:value="3841">
            <text:p>3841</text:p>
          </table:table-cell>
          <table:table-cell table:style-name="ce3" table:formula="of:=SUM([.Y16:.Y29])" office:value-type="float" office:value="147">
            <text:p>147</text:p>
          </table:table-cell>
          <table:table-cell table:style-name="ce3" table:formula="of:=SUM([.Z16:.Z29])" office:value-type="float" office:value="1455">
            <text:p>1455</text:p>
          </table:table-cell>
          <table:table-cell table:style-name="ce3" table:formula="of:=SUM([.AA16:.AA29])" office:value-type="float" office:value="42">
            <text:p>42</text:p>
          </table:table-cell>
          <table:table-cell table:style-name="ce3" table:formula="of:=SUM([.AB16:.AB29])" office:value-type="float" office:value="1051">
            <text:p>1051</text:p>
          </table:table-cell>
          <table:table-cell table:style-name="ce3" table:formula="of:=SUM([.AC16:.AC29])" office:value-type="float" office:value="8">
            <text:p>8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reported</text:p>
          </table:table-cell>
          <table:table-cell table:style-name="ce3" table:number-columns-repeated="22"/>
          <table:table-cell table:style-name="ce3" office:value-type="float" office:value="3808">
            <text:p>3808</text:p>
          </table:table-cell>
          <table:table-cell table:style-name="ce3"/>
          <table:table-cell table:style-name="ce3" office:value-type="float" office:value="1488">
            <text:p>1488</text:p>
          </table:table-cell>
          <table:table-cell table:style-name="ce3" table:number-columns-repeated="3"/>
          <table:table-cell table:number-columns-repeated="995"/>
        </table:table-row>
        <table:table-row table:style-name="ro1" table:number-rows-repeated="2">
          <table:table-cell table:style-name="ce3" table:number-columns-repeated="29"/>
          <table:table-cell table:number-columns-repeated="99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ulated dataset" table:style-name="ta4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 table:number-columns-spanned="2" table:number-rows-spanned="1">
            <text:p>Reformated version of "death rate table" worksheet</text:p>
          </table:table-cell>
          <table:covered-table-cell table:style-name="ce2"/>
          <table:table-cell table:number-columns-repeated="4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2">
          <table:table-cell table:style-name="ce15" office:value-type="string">
            <text:p>prison regime</text:p>
          </table:table-cell>
          <table:table-cell table:style-name="ce15" office:value-type="string">
            <text:p>prison</text:p>
          </table:table-cell>
          <table:table-cell table:style-name="ce15" office:value-type="string">
            <text:p>year</text:p>
          </table:table-cell>
          <table:table-cell table:style-name="ce15" office:value-type="string">
            <text:p>statistic</text:p>
          </table:table-cell>
          <table:table-cell table:style-name="ce15" office:value-type="string">
            <text:p>value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41">
            <text:p>14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72">
            <text:p>17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1">
            <text:p>16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6">
            <text:p>15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39">
            <text:p>13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36">
            <text:p>13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46">
            <text:p>14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New Jersey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7">
            <text:p>6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1">
            <text:p>9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3">
            <text:p>12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3">
            <text:p>18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66">
            <text:p>26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60">
            <text:p>36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87">
            <text:p>38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7">
            <text:p>1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02">
            <text:p>40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6">
            <text:p>2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34">
            <text:p>43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05">
            <text:p>40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81">
            <text:p>38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7">
            <text:p>1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33">
            <text:p>33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45">
            <text:p>34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hiladelphia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6">
            <text:p>2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1">
            <text:p>3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6">
            <text:p>9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">
            <text:p>8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12">
            <text:p>11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01">
            <text:p>10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4">
            <text:p>9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7">
            <text:p>9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4">
            <text:p>12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9">
            <text:p>12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1">
            <text:p>15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3">
            <text:p>15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38">
            <text:p>13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eparate system</text:p>
          </table:table-cell>
          <table:table-cell table:style-name="ce15" office:value-type="string">
            <text:p>Pennsylvania, Pittsburg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7">
            <text:p>16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2">
            <text:p>18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92">
            <text:p>19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6">
            <text:p>18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9">
            <text:p>18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97">
            <text:p>19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4">
            <text:p>20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9">
            <text:p>20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98">
            <text:p>19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6">
            <text:p>18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8">
            <text:p>20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7">
            <text:p>20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98">
            <text:p>19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14">
            <text:p>1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41">
            <text:p>14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7">
            <text:p>15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2">
            <text:p>16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3">
            <text:p>16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6">
            <text:p>16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Kentucky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8">
            <text:p>5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9">
            <text:p>9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4">
            <text:p>9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4">
            <text:p>9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5">
            <text:p>9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1">
            <text:p>9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4">
            <text:p>6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6">
            <text:p>7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7">
            <text:p>7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ine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56">
            <text:p>35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70">
            <text:p>37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90">
            <text:p>39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91">
            <text:p>39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90">
            <text:p>39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70">
            <text:p>37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38">
            <text:p>33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28">
            <text:p>32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06">
            <text:p>30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87">
            <text:p>28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89">
            <text:p>28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0">
            <text:p>182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06">
            <text:p>30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0">
            <text:p>182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1">
            <text:p>182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82">
            <text:p>28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1">
            <text:p>182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2">
            <text:p>182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79">
            <text:p>27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2">
            <text:p>182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3">
            <text:p>182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08">
            <text:p>30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3">
            <text:p>182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98">
            <text:p>29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14">
            <text:p>3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13">
            <text:p>31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85">
            <text:p>28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90">
            <text:p>29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62">
            <text:p>26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90">
            <text:p>29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56">
            <text:p>25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27">
            <text:p>22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50">
            <text:p>25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77">
            <text:p>27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79">
            <text:p>27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78">
            <text:p>27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91">
            <text:p>29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02">
            <text:p>30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10">
            <text:p>3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20">
            <text:p>32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27">
            <text:p>32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09">
            <text:p>30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76">
            <text:p>27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Massachusetts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0">
            <text:p>182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1">
            <text:p>6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0">
            <text:p>182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1">
            <text:p>182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1">
            <text:p>182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2">
            <text:p>182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7">
            <text:p>5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2">
            <text:p>182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3">
            <text:p>182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3">
            <text:p>182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2">
            <text:p>6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6">
            <text:p>6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8">
            <text:p>4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6">
            <text:p>5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0">
            <text:p>5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8">
            <text:p>6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">
            <text:p>8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2">
            <text:p>8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">
            <text:p>8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9">
            <text:p>7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6">
            <text:p>8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2">
            <text:p>7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3">
            <text:p>7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8">
            <text:p>7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">
            <text:p>8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5">
            <text:p>9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5">
            <text:p>9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Hampshire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49">
            <text:p>34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27">
            <text:p>42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25">
            <text:p>52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571">
            <text:p>57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39">
            <text:p>63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20">
            <text:p>62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47">
            <text:p>64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83">
            <text:p>68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79">
            <text:p>67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79">
            <text:p>67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54">
            <text:p>65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48">
            <text:p>64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70">
            <text:p>67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9">
            <text:p>1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60">
            <text:p>66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43">
            <text:p>64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83">
            <text:p>68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00">
            <text:p>70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10">
            <text:p>7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41">
            <text:p>74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Auburn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4">
            <text:p>8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4">
            <text:p>8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4">
            <text:p>8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4">
            <text:p>8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4">
            <text:p>8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14">
            <text:p>8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2">
            <text:p>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53">
            <text:p>75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0">
            <text:p>2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42">
            <text:p>84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05">
            <text:p>80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4">
            <text:p>3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97">
            <text:p>79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7">
            <text:p>1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835">
            <text:p>83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98">
            <text:p>79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7">
            <text:p>3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741">
            <text:p>74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New York, Sing Sing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3">
            <text:p>3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90">
            <text:p>29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352">
            <text:p>35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43">
            <text:p>44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22">
            <text:p>4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84">
            <text:p>48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471">
            <text:p>47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Ohio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08">
            <text:p>10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10">
            <text:p>1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5">
            <text:p>12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0">
            <text:p>12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01">
            <text:p>10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95">
            <text:p>9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0">
            <text:p>182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0">
            <text:p>182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1">
            <text:p>182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1">
            <text:p>20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1">
            <text:p>182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2">
            <text:p>182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10">
            <text:p>2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2">
            <text:p>182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3">
            <text:p>182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15">
            <text:p>21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3">
            <text:p>182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14">
            <text:p>21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4">
            <text:p>182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1">
            <text:p>20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5">
            <text:p>182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3">
            <text:p>2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73">
            <text:p>17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6">
            <text:p>182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3">
            <text:p>15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7">
            <text:p>182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49">
            <text:p>14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8">
            <text:p>182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7">
            <text:p>1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48">
            <text:p>14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29">
            <text:p>182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8">
            <text:p>15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0">
            <text:p>183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4">
            <text:p>164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1">
            <text:p>183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69">
            <text:p>16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2">
            <text:p>183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1">
            <text:p>5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47">
            <text:p>14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3">
            <text:p>183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2">
            <text:p>12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4">
            <text:p>1834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28">
            <text:p>12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5">
            <text:p>1835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55">
            <text:p>15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6">
            <text:p>1836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2">
            <text:p>1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78">
            <text:p>17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7">
            <text:p>1837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91">
            <text:p>191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8">
            <text:p>1838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5">
            <text:p>2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9">
            <text:p>18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39">
            <text:p>1839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9">
            <text:p>1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0">
            <text:p>1840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1">
            <text:p>1841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195">
            <text:p>195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2">
            <text:p>1842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ave. number of prisoners</text:p>
          </table:table-cell>
          <table:table-cell table:style-name="ce15" office:value-type="float" office:value="209">
            <text:p>209</text:p>
          </table:table-cell>
          <table:table-cell table:number-columns-repeated="1019"/>
        </table:table-row>
        <table:table-row table:style-name="ro2">
          <table:table-cell table:style-name="ce15" office:value-type="string">
            <text:p>silent system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843">
            <text:p>1843</text:p>
          </table:table-cell>
          <table:table-cell table:style-name="ce15" office:value-type="string">
            <text:p>deaths in year</text:p>
          </table:table-cell>
          <table:table-cell table:style-name="ce15" office:value-type="float" office:value="5">
            <text:p>5</text:p>
          </table:table-cell>
          <table:table-cell table:number-columns-repeated="1019"/>
        </table:table-row>
        <table:table-row table:style-name="ro2" table:number-rows-repeated="10481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l population deaths" table:style-name="ta5" table:print="false">
        <table:table-column table:style-name="co4" table:number-columns-repeated="1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4" table:number-columns-repeated="1009" table:default-cell-style-name="Excel_20_Built-in_20_Normal"/>
        <table:table-row table:style-name="ro1">
          <table:table-cell table:style-name="ce1" office:value-type="string" table:number-columns-spanned="5" table:number-rows-spanned="1">
            <text:p>U.S. death rate, 1850, calculated from life tables</text:p>
          </table:table-cell>
          <table:covered-table-cell table:number-columns-repeated="4" table:style-name="ce2"/>
          <table:table-cell table:number-columns-repeated="9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 population</text:p>
          </table:table-cell>
          <table:table-cell table:number-columns-repeated="5"/>
          <table:table-cell office:value-type="string">
            <text:p>white popul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les</text:p>
          </table:table-cell>
          <table:table-cell table:number-columns-repeated="2"/>
          <table:table-cell office:value-type="string">
            <text:p>females</text:p>
          </table:table-cell>
          <table:table-cell table:number-columns-repeated="2"/>
          <table:table-cell office:value-type="string">
            <text:p>males</text:p>
          </table:table-cell>
          <table:table-cell table:number-columns-repeated="2"/>
          <table:table-cell office:value-type="string">
            <text:p>females</text:p>
          </table:table-cell>
          <table:table-cell table:number-columns-repeated="1013"/>
        </table:table-row>
        <table:table-row table:style-name="ro1">
          <table:table-cell office:value-type="string">
            <text:p>age range</text:p>
          </table:table-cell>
          <table:table-cell office:value-type="string">
            <text:p>lx</text:p>
          </table:table-cell>
          <table:table-cell office:value-type="string">
            <text:p>dx</text:p>
          </table:table-cell>
          <table:table-cell office:value-type="string">
            <text:p>annual death rate</text:p>
          </table:table-cell>
          <table:table-cell office:value-type="string">
            <text:p>lx</text:p>
          </table:table-cell>
          <table:table-cell office:value-type="string">
            <text:p>dx</text:p>
          </table:table-cell>
          <table:table-cell office:value-type="string">
            <text:p>annual death rate</text:p>
          </table:table-cell>
          <table:table-cell office:value-type="string">
            <text:p>lx</text:p>
          </table:table-cell>
          <table:table-cell office:value-type="string">
            <text:p>dx</text:p>
          </table:table-cell>
          <table:table-cell office:value-type="string">
            <text:p>annual death rate</text:p>
          </table:table-cell>
          <table:table-cell office:value-type="string">
            <text:p>lx</text:p>
          </table:table-cell>
          <table:table-cell office:value-type="string">
            <text:p>dx</text:p>
          </table:table-cell>
          <table:table-cell office:value-type="string">
            <text:p>annual death rate</text:p>
          </table:table-cell>
          <table:table-cell table:number-columns-repeated="1011"/>
        </table:table-row>
        <table:table-row table:style-name="ro1">
          <table:table-cell office:value-type="string">
            <text:p>20-24</text:p>
          </table:table-cell>
          <table:table-cell office:value-type="float" office:value="62078">
            <text:p>62078</text:p>
          </table:table-cell>
          <table:table-cell office:value-type="float" office:value="2975">
            <text:p>2975</text:p>
          </table:table-cell>
          <table:table-cell table:style-name="ce7" table:formula="of:=[.C8]/[.B8]/5" office:value-type="percentage" office:value="0.00958471600244853">
            <text:p>1.0%</text:p>
          </table:table-cell>
          <table:table-cell office:value-type="float" office:value="64228">
            <text:p>64228</text:p>
          </table:table-cell>
          <table:table-cell office:value-type="float" office:value="2961">
            <text:p>2961</text:p>
          </table:table-cell>
          <table:table-cell table:style-name="ce7" table:formula="of:=[.F8]/[.E8]/5" office:value-type="percentage" office:value="0.0092202777604783">
            <text:p>0.9%</text:p>
          </table:table-cell>
          <table:table-cell office:value-type="float" office:value="63687">
            <text:p>63687</text:p>
          </table:table-cell>
          <table:table-cell office:value-type="float" office:value="2935">
            <text:p>2935</text:p>
          </table:table-cell>
          <table:table-cell table:style-name="ce7" table:formula="of:=[.I8]/[.H8]/5" office:value-type="percentage" office:value="0.00921695165418374">
            <text:p>0.9%</text:p>
          </table:table-cell>
          <table:table-cell office:value-type="float" office:value="65709">
            <text:p>65709</text:p>
          </table:table-cell>
          <table:table-cell office:value-type="float" office:value="2917">
            <text:p>2917</text:p>
          </table:table-cell>
          <table:table-cell table:style-name="ce7" table:formula="of:=[.L8]/[.K8]/5" office:value-type="percentage" office:value="0.00887854023040984">
            <text:p>0.9%</text:p>
          </table:table-cell>
          <table:table-cell/>
          <table:table-cell office:value-type="string">
            <text:p>Haines, Michael R. (1994), "Estimated Life Tables for the United States, 1850-1900," NBER Working Paper Series, Historical Paper No. 59.</text:p>
          </table:table-cell>
          <table:table-cell table:number-columns-repeated="1009"/>
        </table:table-row>
        <table:table-row table:style-name="ro1">
          <table:table-cell office:value-type="string">
            <text:p>25-29</text:p>
          </table:table-cell>
          <table:table-cell office:value-type="float" office:value="59103">
            <text:p>59103</text:p>
          </table:table-cell>
          <table:table-cell office:value-type="float" office:value="3100">
            <text:p>3100</text:p>
          </table:table-cell>
          <table:table-cell table:style-name="ce7" table:formula="of:=[.C9]/[.B9]/5" office:value-type="percentage" office:value="0.0104901612439301">
            <text:p>1.0%</text:p>
          </table:table-cell>
          <table:table-cell office:value-type="float" office:value="61267">
            <text:p>61267</text:p>
          </table:table-cell>
          <table:table-cell office:value-type="float" office:value="3166">
            <text:p>3166</text:p>
          </table:table-cell>
          <table:table-cell table:style-name="ce7" table:formula="of:=[.F9]/[.E9]/5" office:value-type="percentage" office:value="0.0103350906687124">
            <text:p>1.0%</text:p>
          </table:table-cell>
          <table:table-cell office:value-type="float" office:value="60753">
            <text:p>60753</text:p>
          </table:table-cell>
          <table:table-cell office:value-type="float" office:value="3071">
            <text:p>3071</text:p>
          </table:table-cell>
          <table:table-cell table:style-name="ce7" table:formula="of:=[.I9]/[.H9]/5" office:value-type="percentage" office:value="0.0101097888170132">
            <text:p>1.0%</text:p>
          </table:table-cell>
          <table:table-cell office:value-type="float" office:value="62792">
            <text:p>62792</text:p>
          </table:table-cell>
          <table:table-cell office:value-type="float" office:value="3132">
            <text:p>3132</text:p>
          </table:table-cell>
          <table:table-cell table:style-name="ce7" table:formula="of:=[.L9]/[.K9]/5" office:value-type="percentage" office:value="0.00997579309466174">
            <text:p>1.0%</text:p>
          </table:table-cell>
          <table:table-cell table:number-columns-repeated="1011"/>
        </table:table-row>
        <table:table-row table:style-name="ro1">
          <table:table-cell office:value-type="string">
            <text:p>30-34</text:p>
          </table:table-cell>
          <table:table-cell office:value-type="float" office:value="56003">
            <text:p>56003</text:p>
          </table:table-cell>
          <table:table-cell office:value-type="float" office:value="3268">
            <text:p>3268</text:p>
          </table:table-cell>
          <table:table-cell table:style-name="ce7" table:formula="of:=[.C10]/[.B10]/5" office:value-type="percentage" office:value="0.0116708033498205">
            <text:p>1.2%</text:p>
          </table:table-cell>
          <table:table-cell office:value-type="float" office:value="58101">
            <text:p>58101</text:p>
          </table:table-cell>
          <table:table-cell office:value-type="float" office:value="3251">
            <text:p>3251</text:p>
          </table:table-cell>
          <table:table-cell table:style-name="ce7" table:formula="of:=[.F10]/[.E10]/5" office:value-type="percentage" office:value="0.0111908573002186">
            <text:p>1.1%</text:p>
          </table:table-cell>
          <table:table-cell office:value-type="float" office:value="57682">
            <text:p>57682</text:p>
          </table:table-cell>
          <table:table-cell office:value-type="float" office:value="3251">
            <text:p>3251</text:p>
          </table:table-cell>
          <table:table-cell table:style-name="ce7" table:formula="of:=[.I10]/[.H10]/5" office:value-type="percentage" office:value="0.0112721472903159">
            <text:p>1.1%</text:p>
          </table:table-cell>
          <table:table-cell office:value-type="float" office:value="59660">
            <text:p>59660</text:p>
          </table:table-cell>
          <table:table-cell office:value-type="float" office:value="3230">
            <text:p>3230</text:p>
          </table:table-cell>
          <table:table-cell table:style-name="ce7" table:formula="of:=[.L10]/[.K10]/5" office:value-type="percentage" office:value="0.010828025477707">
            <text:p>1.1%</text:p>
          </table:table-cell>
          <table:table-cell/>
          <table:table-cell office:value-type="string">
            <text:p>Figures from U.S. Model (Brass 2 parameter logit model)</text:p>
          </table:table-cell>
          <table:table-cell table:number-columns-repeated="1009"/>
        </table:table-row>
        <table:table-row table:style-name="ro1">
          <table:table-cell office:value-type="string">
            <text:p>35-39</text:p>
          </table:table-cell>
          <table:table-cell office:value-type="float" office:value="52735">
            <text:p>52735</text:p>
          </table:table-cell>
          <table:table-cell office:value-type="float" office:value="3452">
            <text:p>3452</text:p>
          </table:table-cell>
          <table:table-cell table:style-name="ce7" table:formula="of:=[.C11]/[.B11]/5" office:value-type="percentage" office:value="0.013091874466673">
            <text:p>1.3%</text:p>
          </table:table-cell>
          <table:table-cell office:value-type="float" office:value="54850">
            <text:p>54850</text:p>
          </table:table-cell>
          <table:table-cell office:value-type="float" office:value="3237">
            <text:p>3237</text:p>
          </table:table-cell>
          <table:table-cell table:style-name="ce7" table:formula="of:=[.F11]/[.E11]/5" office:value-type="percentage" office:value="0.0118030993618961">
            <text:p>1.2%</text:p>
          </table:table-cell>
          <table:table-cell office:value-type="float" office:value="54430">
            <text:p>54430</text:p>
          </table:table-cell>
          <table:table-cell office:value-type="float" office:value="3450">
            <text:p>3450</text:p>
          </table:table-cell>
          <table:table-cell table:style-name="ce7" table:formula="of:=[.I11]/[.H11]/5" office:value-type="percentage" office:value="0.0126768326290649">
            <text:p>1.3%</text:p>
          </table:table-cell>
          <table:table-cell office:value-type="float" office:value="56430">
            <text:p>56430</text:p>
          </table:table-cell>
          <table:table-cell office:value-type="float" office:value="3229">
            <text:p>3229</text:p>
          </table:table-cell>
          <table:table-cell table:style-name="ce7" table:formula="of:=[.L11]/[.K11]/5" office:value-type="percentage" office:value="0.0114442672337409">
            <text:p>1.1%</text:p>
          </table:table-cell>
          <table:table-cell table:number-columns-repeated="1011"/>
        </table:table-row>
        <table:table-row table:style-name="ro1">
          <table:table-cell office:value-type="string">
            <text:p>40-44</text:p>
          </table:table-cell>
          <table:table-cell office:value-type="float" office:value="49283">
            <text:p>49283</text:p>
          </table:table-cell>
          <table:table-cell office:value-type="float" office:value="3591">
            <text:p>3591</text:p>
          </table:table-cell>
          <table:table-cell table:style-name="ce7" table:formula="of:=[.C12]/[.B12]/5" office:value-type="percentage" office:value="0.0145729764827628">
            <text:p>1.5%</text:p>
          </table:table-cell>
          <table:table-cell office:value-type="float" office:value="51613">
            <text:p>51613</text:p>
          </table:table-cell>
          <table:table-cell office:value-type="float" office:value="3324">
            <text:p>3324</text:p>
          </table:table-cell>
          <table:table-cell table:style-name="ce7" table:formula="of:=[.F12]/[.E12]/5" office:value-type="percentage" office:value="0.0128804758491078">
            <text:p>1.3%</text:p>
          </table:table-cell>
          <table:table-cell office:value-type="float" office:value="50980">
            <text:p>50980</text:p>
          </table:table-cell>
          <table:table-cell office:value-type="float" office:value="3606">
            <text:p>3606</text:p>
          </table:table-cell>
          <table:table-cell table:style-name="ce7" table:formula="of:=[.I12]/[.H12]/5" office:value-type="percentage" office:value="0.0141467242055708">
            <text:p>1.4%</text:p>
          </table:table-cell>
          <table:table-cell office:value-type="float" office:value="53201">
            <text:p>53201</text:p>
          </table:table-cell>
          <table:table-cell office:value-type="float" office:value="3330">
            <text:p>3330</text:p>
          </table:table-cell>
          <table:table-cell table:style-name="ce7" table:formula="of:=[.L12]/[.K12]/5" office:value-type="percentage" office:value="0.0125185616811714">
            <text:p>1.3%</text:p>
          </table:table-cell>
          <table:table-cell table:number-columns-repeated="1011"/>
        </table:table-row>
        <table:table-row table:style-name="ro1">
          <table:table-cell office:value-type="string">
            <text:p>45-49</text:p>
          </table:table-cell>
          <table:table-cell office:value-type="float" office:value="45692">
            <text:p>45692</text:p>
          </table:table-cell>
          <table:table-cell office:value-type="float" office:value="3912">
            <text:p>3912</text:p>
          </table:table-cell>
          <table:table-cell table:style-name="ce7" table:formula="of:=[.C13]/[.B13]/5" office:value-type="percentage" office:value="0.0171233476319706">
            <text:p>1.7%</text:p>
          </table:table-cell>
          <table:table-cell office:value-type="float" office:value="48288">
            <text:p>48288</text:p>
          </table:table-cell>
          <table:table-cell office:value-type="float" office:value="3575">
            <text:p>3575</text:p>
          </table:table-cell>
          <table:table-cell table:style-name="ce7" table:formula="of:=[.F13]/[.E13]/5" office:value-type="percentage" office:value="0.0148069913850232">
            <text:p>1.5%</text:p>
          </table:table-cell>
          <table:table-cell office:value-type="float" office:value="47374">
            <text:p>47374</text:p>
          </table:table-cell>
          <table:table-cell office:value-type="float" office:value="3949">
            <text:p>3949</text:p>
          </table:table-cell>
          <table:table-cell table:style-name="ce7" table:formula="of:=[.I13]/[.H13]/5" office:value-type="percentage" office:value="0.0166715920124963">
            <text:p>1.7%</text:p>
          </table:table-cell>
          <table:table-cell office:value-type="float" office:value="49871">
            <text:p>49871</text:p>
          </table:table-cell>
          <table:table-cell office:value-type="float" office:value="3597">
            <text:p>3597</text:p>
          </table:table-cell>
          <table:table-cell table:style-name="ce7" table:formula="of:=[.L13]/[.K13]/5" office:value-type="percentage" office:value="0.0144252170600148">
            <text:p>1.4%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1"/>
        </table:table-row>
        <table:table-row table:style-name="ro1">
          <table:table-cell/>
          <table:table-cell table:formula="of:=SUM([.B8:.B13])" office:value-type="float" office:value="324894">
            <text:p>324894</text:p>
          </table:table-cell>
          <table:table-cell table:formula="of:=SUM([.C8:.C13])" office:value-type="float" office:value="20298">
            <text:p>20298</text:p>
          </table:table-cell>
          <table:table-cell table:style-name="ce7" table:formula="of:=[.C15]/[.B15]/5" office:value-type="percentage" office:value="0.0124951522650464">
            <text:p>1.2%</text:p>
          </table:table-cell>
          <table:table-cell table:formula="of:=SUM([.E8:.E13])" office:value-type="float" office:value="338347">
            <text:p>338347</text:p>
          </table:table-cell>
          <table:table-cell table:formula="of:=SUM([.F8:.F13])" office:value-type="float" office:value="19514">
            <text:p>19514</text:p>
          </table:table-cell>
          <table:table-cell table:style-name="ce7" table:formula="of:=[.F15]/[.E15]/5" office:value-type="percentage" office:value="0.0115349035162126">
            <text:p>1.2%</text:p>
          </table:table-cell>
          <table:table-cell table:formula="of:=SUM([.H8:.H13])" office:value-type="float" office:value="334906">
            <text:p>334906</text:p>
          </table:table-cell>
          <table:table-cell table:formula="of:=SUM([.I8:.I13])" office:value-type="float" office:value="20262">
            <text:p>20262</text:p>
          </table:table-cell>
          <table:table-cell table:style-name="ce7" table:formula="of:=[.I15]/[.H15]/5" office:value-type="percentage" office:value="0.0121001116731262">
            <text:p>1.2%</text:p>
          </table:table-cell>
          <table:table-cell table:formula="of:=SUM([.K8:.K13])" office:value-type="float" office:value="347663">
            <text:p>347663</text:p>
          </table:table-cell>
          <table:table-cell table:formula="of:=SUM([.L8:.L13])" office:value-type="float" office:value="19435">
            <text:p>19435</text:p>
          </table:table-cell>
          <table:table-cell table:style-name="ce7" table:formula="of:=[.L15]/[.K15]/5" office:value-type="percentage" office:value="0.0111803671946684">
            <text:p>1.1%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_20_deaths_20_summary" style:display-name="PageStyle_prison death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ce_20_sex" style:display-name="PageStyle_race 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_20_rate_20_table" style:display-name="PageStyle_death rate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ulated_20_dataset" style:display-name="PageStyle_tabulated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population_20_deaths" style:display-name="PageStyle_general population deat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060" meta:object-count="0"/>
    <meta:generator>OpenOffice/4.1.1$Win32 OpenOffice.org_project/411m6$Build-9775</meta:generator>
  </office:meta>
</office:document-meta>
</file>